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a6711" officeooo:paragraph-rsid="000a6711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rsid="000a6711" officeooo:paragraph-rsid="000a6711" style:font-size-asian="14pt" style:font-weight-asian="bold" style:font-size-complex="14pt" style:font-weight-complex="bold"/>
    </style:style>
    <style:style style:name="T1" style:family="text">
      <style:text-properties officeooo:rsid="000ad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itos do Autor - <text:span text:style-name="T1">Telemídia</text:span></text:p>
      <text:p text:style-name="P2"/>
      <text:p text:style-name="P1">1) A requerida entregou o sistema funcionando devidamente implantado de acordo com o contrato de prestação de serviços?</text:p>
      <text:p text:style-name="P1">2) A requerente implantou em sua operação o sistema, passando a utilizar no exercício de suas atividades empresariais? Se sim, como isso</text:p>
      <text:p text:style-name="P1">ocorreu já que a requerida depois de 2 anos tentando implantar o sistema sem sucesso pediu mais prazo para tentar entregar o sistema para operação?</text:p>
      <text:p text:style-name="P1">3) Quantos funcionários da requerente supostamente utilizaram de fato o sistema da requerida? Quais os nomes? Qual o tempo de acesso e</text:p>
      <text:p text:style-name="P1">utilização?</text:p>
      <text:p text:style-name="P1">4) Por quanto tempo a empresa requerida tentou implantar o sistema? A implantação chegou a ser concluída?</text:p>
      <text:p text:style-name="P1">5) O sistema base entregue inicialmente era suficiente para comportar a operação da empresa requerente? Como?</text:p>
      <text:p text:style-name="P1">6) A empresa requerente utilizou ao longo do período de tentativa de instalação outro sistema?</text:p>
      <text:p text:style-name="P1">7) Preste demais esclarecimentos que julgar necessári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2T11:22:23.863999839</meta:creation-date>
    <dc:date>2024-03-01T09:27:30.605545407</dc:date>
    <meta:editing-duration>P6DT16H23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48" meta:character-count="939" meta:non-whitespace-character-count="801"/>
  </office:meta>
</office:document-meta>
</file>